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fo:text-align="center" style:justify-single-word="false"/>
      <style:text-properties fo:font-style="normal" fo:font-weight="bold" style:font-style-asian="normal" style:font-weight-asian="bold" style:font-style-complex="normal" style:font-weight-complex="bold"/>
    </style:style>
    <style:style style:name="P2" style:family="paragraph" style:parent-style-name="Standard">
      <style:text-properties fo:font-style="normal" fo:font-weight="bold" style:font-style-asian="normal" style:font-weight-asian="bold" style:font-style-complex="normal" style:font-weight-complex="bold"/>
    </style:style>
    <style:style style:name="T1" style:family="text">
      <style:text-properties fo:font-weight="normal" style:font-weight-asian="normal" style:font-weight-complex="normal"/>
    </style:style>
    <style:style style:name="T2" style:family="text">
      <style:text-properties fo:font-style="italic" fo:font-weight="normal" style:font-style-asian="italic" style:font-weight-asian="normal" style:font-style-complex="italic"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iology Science Bowl Questions for 10/30/12<text:line-break/>by Matt Kempster</text:p>
      <text:p text:style-name="P2"/>
      <text:p text:style-name="P2">1) <text:span text:style-name="T1">Biology </text:span><text:span text:style-name="T2">Short Answer </text:span><text:span text:style-name="T1">Name the type of cells, found between the seminiferous tubules, which produce testosterone and other androgens.<text:line-break/>ANSWER: LEYDIG CELLS<text:line-break/></text:span></text:p>
      <text:p text:style-name="P2">2) <text:span text:style-name="T1">Biology </text:span><text:span text:style-name="T2">Multiple Choice</text:span><text:span text:style-name="T1"> After the </text:span><text:span text:style-name="T2">ras </text:span><text:span text:style-name="T1">oncogene is activated and tumor-suppressor gene </text:span><text:span text:style-name="T2">DCC </text:span><text:span text:style-name="T1">is deactivated in a human colon, which of the following types of growths is most likely to form?</text:span></text:p>
      <text:p text:style-name="P2"><text:span text:style-name="T1"><text:tab/>W) Polyp</text:span></text:p>
      <text:p text:style-name="P2"><text:span text:style-name="T1"><text:tab/>X) Adenoma</text:span></text:p>
      <text:p text:style-name="P2"><text:span text:style-name="T1"><text:tab/>Y) Carcinoma</text:span></text:p>
      <text:p text:style-name="P2"><text:span text:style-name="T1"><text:tab/>Z) Oncocytoma</text:span></text:p>
      <text:p text:style-name="P2"><text:span text:style-name="T1">ANSWER: X) ADENOMA<text:line-break/></text:span></text:p>
      <text:p text:style-name="P2">3) <text:span text:style-name="T1">Biology </text:span><text:span text:style-name="T2">Short Answer</text:span><text:span text:style-name="T1"> By number, state which of the following four statements is or are TRUE regarding genomes.</text:span></text:p>
      <text:p text:style-name="P2"><text:span text:style-name="T1"><text:tab/>1: Gene density is higher in humans than in bacteria and archaea.</text:span></text:p>
      <text:p text:style-name="P2"><text:span text:style-name="T1"><text:tab/>2: Eukaryotic genomes tend to be larger than prokaryotic genomes.</text:span></text:p>
      <text:p text:style-name="P2"><text:span text:style-name="T1"><text:tab/>3: Nearly all human genes contain multiple exons.</text:span></text:p>
      <text:p text:style-name="P2"><text:span text:style-name="T1"><text:tab/>4: Humans have 10,000 times as much noncoding DNA as bacteria.</text:span></text:p>
      <text:p text:style-name="P2"><text:span text:style-name="T1">ANSWER: '2, 3, and 4' OR 'All but 1'</text:span></text:p>
      <text:p text:style-name="P2"><text:span text:style-name="T1"/></text:p>
      <text:p text:style-name="P2">4) <text:span text:style-name="T1">Biology </text:span><text:span text:style-name="T2">Short Answer </text:span><text:span text:style-name="T1">Classify the following four situations as intrasexual selection or as intersexual selection.</text:span></text:p>
      <text:p text:style-name="P2"><text:span text:style-name="T1"><text:tab/>1: A single male lion engages in ritualized displays that discourage would-be competitors.</text:span></text:p>
      <text:p text:style-name="P2"><text:span text:style-name="T1"><text:tab/>2: A female peacock will choose a male with brighter plumage.</text:span></text:p>
      <text:p text:style-name="P2"><text:span text:style-name="T1"><text:tab/>3: Lizards with handsomely colored heads have a higher chance of reproduction.</text:span></text:p>
      <text:p text:style-name="P2"><text:span text:style-name="T1"><text:tab/>4: A pronghorn male will defend a fixed territory from other males, allowing only females.</text:span></text:p>
      <text:p text:style-name="P2"><text:span text:style-name="T1">ANSWER: INTRA, INTER, INTER, INTRA</text:span></text:p>
      <text:p text:style-name="P2"><text:span text:style-name="T1"/></text:p>
      <text:p text:style-name="P2">5) <text:span text:style-name="T1">Biology </text:span><text:span text:style-name="T2">Multiple Choice </text:span><text:span text:style-name="T1">In the biosynthetic pathway for folic acid, sulfanilamide can attach to the active site of an enzyme, thereby disallowing para-aminobenzoic acid from binding to that site. What is the name for this kind of regulation?</text:span></text:p>
      <text:p text:style-name="P2"><text:span text:style-name="T2"><text:tab/></text:span><text:span text:style-name="T1">W) Allosteric inhibition</text:span></text:p>
      <text:p text:style-name="P2"><text:span text:style-name="T1"><text:tab/>X) Competitive inhibition</text:span></text:p>
      <text:p text:style-name="P2"><text:span text:style-name="T1"><text:tab/>Y) Allosteric activation</text:span></text:p>
      <text:p text:style-name="P2"><text:span text:style-name="T1"><text:tab/>Z) Mixed inhibition</text:span></text:p>
      <text:p text:style-name="P2"><text:span text:style-name="T1">ANSWER: X) COMPETITIVE INHIBITION</text:span></text:p>
      <text:p text:style-name="P2"><text:span text:style-name="T1"/></text:p>
      <text:p text:style-name="P2">6) <text:span text:style-name="T1">Biology </text:span><text:span text:style-name="T2">Short Answer</text:span><text:span text:style-name="T1"> The discovery of the five-eyed species </text:span><text:span text:style-name="T2">Opabinia regalis</text:span><text:span text:style-name="T1"> made the largest single contribution to modern interest in this historic event. This event supports the theory of punctuated equilibrium, and most of the species that originated due to this event were coelomates like arthropods and annelids. For four points, name this evolutionary event that occurred between 535 and 525 million years ago.</text:span></text:p>
      <text:p text:style-name="P2"><text:span text:style-name="T1">ANSWER: CAMBRIAN EXPLOSION</text:span></text:p>
      <text:p text:style-name="P2"><text:span text:style-name="T1"/></text:p>
      <text:p text:style-name="P2">7) <text:span text:style-name="T1">Biology </text:span><text:span text:style-name="T2">Short Answer </text:span><text:span text:style-name="T1">Within leukocytes, what is the name of the type of receptor which recognizes fragments of molecules characteristic of a set of pathogens?</text:span></text:p>
      <text:p text:style-name="P2"><text:soft-page-break/><text:span text:style-name="T1">ANSWER: TOLL-LIKE RECEPTOR</text:span></text:p>
      <text:p text:style-name="P2"><text:span text:style-name="T1"/></text:p>
      <text:p text:style-name="P2">8) <text:span text:style-name="T1">Biology </text:span><text:span text:style-name="T2">Multiple Choice </text:span><text:span text:style-name="T1">Out of the following four animals, name the one that is NOT considered to be a lepidosaur.</text:span></text:p>
      <text:p text:style-name="P2"><text:span text:style-name="T1"><text:tab/>W) Crocodiles</text:span></text:p>
      <text:p text:style-name="P2"><text:span text:style-name="T1"><text:tab/>X) Lizards</text:span></text:p>
      <text:p text:style-name="P2"><text:span text:style-name="T1"><text:tab/>Y) Snakes</text:span></text:p>
      <text:p text:style-name="P2"><text:span text:style-name="T1"><text:tab/>Z) Tuatara</text:span></text:p>
      <text:p text:style-name="P2"><text:span text:style-name="T1">ANSWER: W) CROCODILES</text:span></text:p>
      <text:p text:style-name="P2"><text:span text:style-name="T1"/></text:p>
      <text:p text:style-name="P2">9) <text:span text:style-name="T1">Biology </text:span><text:span text:style-name="T2">Multiple Choice </text:span><text:span text:style-name="T1">Which of the following statements is false regarding plant responses to signals?<text:line-break/><text:tab/>W) Flowering and other photoperiodic effects are controlled by day length.</text:span></text:p>
      <text:p text:style-name="P2"><text:span text:style-name="T1"><text:tab/>X) Far-red light flashes can counter the effects of red light flashes.</text:span></text:p>
      <text:p text:style-name="P2"><text:span text:style-name="T1"><text:tab/>Y) Florigen is the hypothetical signalling molecule for flowering and has not yet been discovered.</text:span></text:p>
      <text:p text:style-name="P2"><text:span text:style-name="T1"><text:tab/>Z) If grafted together in short-day conditions, both long-day and short-day plants will flower.</text:span></text:p>
      <text:p text:style-name="P2"><text:span text:style-name="T1"/></text:p>
      <text:p text:style-name="P2"><text:span text:style-name="T1">ANSWER: W)</text:span></text:p>
      <text:p text:style-name="P2"><text:span text:style-name="T1"/></text:p>
      <text:p text:style-name="P2">10) <text:span text:style-name="T1">Biology </text:span><text:span text:style-name="T2">Short Answer </text:span><text:span text:style-name="T1">Applications of this technology employ some DNA polymerase, such as the Taq polymerase. This biochemical technology was developed by Kary Mullis in 1983, and was awarded the Nobel Prize in Chemistry for it in 1993. It relies on thermal cycling of DNA. For four points, name this type of biochemical technology used to amplify DNA across several orders of magnitude.</text:span></text:p>
      <text:p text:style-name="P2"><text:span text:style-name="T1"/></text:p>
      <text:p text:style-name="P2"><text:span text:style-name="T1">ANSWER: POLYMERASE CHAIN REACTION (PCR)</text:span></text:p>
      <text:p text:style-name="P2"><text:span text:style-name="T1"/></text:p>
      <text:p text:style-name="P2">11) <text:span text:style-name="T1">Biology </text:span><text:span text:style-name="T2">Multiple Choice </text:span><text:span text:style-name="T1">Which of the following classes of the phylum Cnidaria contains both marine and freshwater organisms, both of which exhibit polyp and medusa stages, and includes animals such as Portuguese man-of-wars, hydras, and some corals?</text:span></text:p>
      <text:p text:style-name="P2"><text:span text:style-name="T1"><text:tab/>W) Anthozoa</text:span></text:p>
      <text:p text:style-name="P2"><text:span text:style-name="T1"><text:tab/>X) Cubozoa</text:span></text:p>
      <text:p text:style-name="P2"><text:span text:style-name="T1"><text:tab/>Y) Scyphozoa</text:span></text:p>
      <text:p text:style-name="P2"><text:span text:style-name="T1"><text:tab/>Z) Hydrozoa</text:span></text:p>
      <text:p text:style-name="P2"><text:span text:style-name="T1">ANSWER: Z) HYDROZOA</text:span></text:p>
      <text:p text:style-name="P2"><text:span text:style-name="T1"/></text:p>
      <text:p text:style-name="P2">12) <text:span text:style-name="T1">Biology </text:span><text:span text:style-name="T2">Short Answer </text:span><text:span text:style-name="T1">Name the electroreceptor organs found primarily in the cartilaginous fishes and which provide these fish with a sixth sense capable of detecting electromagnetic fields as well as temperature gradients.</text:span></text:p>
      <text:p text:style-name="P2"><text:span text:style-name="T1"/></text:p>
      <text:p text:style-name="P2"><text:span text:style-name="T1">ANSWER: AMPULLAE OF LORENZINI</text:span></text:p>
      <text:p text:style-name="P2"><text:span text:style-name="T1"/></text:p>
      <text:p text:style-name="P2">13) <text:span text:style-name="T1">Biology </text:span><text:span text:style-name="T2">Multiple Choice </text:span><text:span text:style-name="T1">Which of the following statements is FALSE regarding cellular respiration?</text:span></text:p>
      <text:p text:style-name="P2"><text:span text:style-name="T1"><text:tab/>W) Obligate anaerobes cannot survive in the presence of oxygen.</text:span></text:p>
      <text:p text:style-name="P2"><text:span text:style-name="T1"><text:tab/>X) Facultative anaerobes can undergo both respiration and fermentation.</text:span></text:p>
      <text:p text:style-name="P2"><text:span text:style-name="T1"><text:tab/>Y) Glycosylation is the metabolism of fatty acids into two-carbon fragments.</text:span></text:p>
      <text:p text:style-name="P2"><text:span text:style-name="T1"><text:tab/>Z) Alcohol and lactic acid fermentation both begin with pyruvate.</text:span></text:p>
      <text:p text:style-name="P2"><text:soft-page-break/><text:span text:style-name="T1"/></text:p>
      <text:p text:style-name="P2"><text:span text:style-name="T1">ANSWER: Y)</text:span></text:p>
      <text:p text:style-name="P2"><text:span text:style-name="T1"/></text:p>
      <text:p text:style-name="P2">14) <text:span text:style-name="T1">Biology </text:span><text:span text:style-name="T2">Short Answer </text:span><text:span text:style-name="T1">By name or number, which of the following statements is or are TRUE regarding lakes?</text:span></text:p>
      <text:p text:style-name="P2"><text:span text:style-name="T1"><text:tab/>1: Eutrophic lakes are nutrient-poor and oxygen-rich.</text:span></text:p>
      <text:p text:style-name="P2"><text:span text:style-name="T1"><text:tab/>2: Oligotrophic lakes are nutrient-rich and oxygen-poor.</text:span></text:p>
      <text:p text:style-name="P2"><text:span text:style-name="T1"><text:tab/>3: Rooted plants in lakes can only survive in the littoral zone.</text:span></text:p>
      <text:p text:style-name="P2"><text:span text:style-name="T1"><text:tab/>4: The limnetic zone is inhabited by primarily phytoplankton and cyanobacteria.</text:span></text:p>
      <text:p text:style-name="P2"><text:span text:style-name="T1"/></text:p>
      <text:p text:style-name="P2"><text:span text:style-name="T1">ANSWER: '3 and 4'</text:span></text:p>
      <text:p text:style-name="P2"><text:span text:style-name="T1"/></text:p>
      <text:p text:style-name="P2">15) <text:span text:style-name="T1">Biology </text:span><text:span text:style-name="T2">Short Answer </text:span><text:span text:style-name="T1">Order the following three events regarding G [rotein-coupled receptors chronologically.</text:span></text:p>
      <text:p text:style-name="P2"><text:span text:style-name="T1"><text:tab/>1: Receptor binds to inactive G protein, thereby activating it.</text:span></text:p>
      <text:p text:style-name="P2"><text:span text:style-name="T1"><text:tab/>2: GTP on G protein hydrolyzed to GDP, thereby inactivating it.</text:span></text:p>
      <text:p text:style-name="P2"><text:span text:style-name="T1"><text:tab/>3: G protein diffuses towards an enzyme and binds to it, releasing a cellular response.</text:span></text:p>
      <text:p text:style-name="P2"><text:span text:style-name="T1"/></text:p>
      <text:p text:style-name="P2"><text:span text:style-name="T1">ANSWER: '1, 3, 2'</text:span></text:p>
      <text:p text:style-name="P2"><text:span text:style-name="T1"/></text:p>
      <text:p text:style-name="P2">16) <text:span text:style-name="T1">Biology </text:span><text:span text:style-name="T2">Short Answer </text:span><text:span text:style-name="T1">Name the adaptation, which literally means “life without water,” that is employed by animals such as tardigrades in which the animal enters a dormant state in which their uptake of water is zero.</text:span></text:p>
      <text:p text:style-name="P2"><text:span text:style-name="T1"/></text:p>
      <text:p text:style-name="P2"><text:span text:style-name="T1">ANSWER: ANHYDROBIOSIS</text:span></text:p>
      <text:p text:style-name="P2"><text:span text:style-name="T1"/></text:p>
      <text:p text:style-name="P2">17) <text:span text:style-name="T1">Biology </text:span><text:span text:style-name="T2">Multiple Choice </text:span><text:span text:style-name="T1">Which of the following is NOT considered one of the five largest mass extinction events in evolutionary history?</text:span></text:p>
      <text:p text:style-name="P2"><text:span text:style-name="T1"><text:tab/>W) Ordovician-Silurian</text:span></text:p>
      <text:p text:style-name="P2"><text:span text:style-name="T1"><text:tab/>X) Late Devonian</text:span></text:p>
      <text:p text:style-name="P2"><text:span text:style-name="T1"><text:tab/>Y) Permian-Triassic</text:span></text:p>
      <text:p text:style-name="P2"><text:span text:style-name="T1"><text:tab/>Z) Jurassic-Cretaceous</text:span></text:p>
      <text:p text:style-name="P2"><text:span text:style-name="T1">ANSWER: Z) JURASSIC-CRETACEOUS</text:span></text:p>
      <text:p text:style-name="P2"><text:span text:style-name="T1"/></text:p>
      <text:p text:style-name="P2">18) <text:span text:style-name="T1">Biology </text:span><text:span text:style-name="T2">Short Answer </text:span><text:span text:style-name="T1">The paternal type of this type of inheritance is expressed in the mouse </text:span><text:span text:style-name="T2">IGF-2 </text:span><text:span text:style-name="T1">gene, and the maternal type in the </text:span><text:span text:style-name="T2">H19 </text:span><text:span text:style-name="T1">gene. Defects in this gene may lead to human disorders like Angelman syndrome or Prader-Willi syndrome. For four points, what is the name of the phenomenon in which expression of an allele in offspring depends on whether the allele is inherited from the male or female parent? </text:span></text:p>
      <text:p text:style-name="P2"><text:span text:style-name="T1"/></text:p>
      <text:p text:style-name="P2"><text:span text:style-name="T1">ANSWER: GENOMIC IMPRINTING</text:span></text:p>
      <text:p text:style-name="P2"><text:span text:style-name="T1"/></text:p>
      <text:p text:style-name="P2">19) <text:span text:style-name="T1">Biology </text:span><text:span text:style-name="T2">Multiple Choice </text:span><text:span text:style-name="T1">What is the name of the site or sites of gas exchange in bird lungs that function in the stead of alveoli in order to create a continuous passage of air through the system?</text:span></text:p>
      <text:p text:style-name="P2"><text:span text:style-name="T1"><text:tab/>W) Parabronchi</text:span></text:p>
      <text:p text:style-name="P2"><text:span text:style-name="T1"><text:tab/>X) Pleural cavity</text:span></text:p>
      <text:p text:style-name="P2"><text:span text:style-name="T1"><text:tab/>Y) Vital cavity</text:span></text:p>
      <text:p text:style-name="P2"><text:span text:style-name="T1"><text:tab/>Z) Diaphragm</text:span></text:p>
      <text:p text:style-name="P2"><text:span text:style-name="T1">ANSWER: W) PARABRONCHI</text:span></text:p>
      <text:p text:style-name="P2"><text:soft-page-break/><text:span text:style-name="T1"/></text:p>
      <text:p text:style-name="P2">20) <text:span text:style-name="T1">Biology </text:span><text:span text:style-name="T2">Short Answer </text:span><text:span text:style-name="T1">Name the geological period in which diverse algae and soft-bodied invertebrate animals begin to appear.</text:span></text:p>
      <text:p text:style-name="P2"><text:span text:style-name="T1"><text:tab/>W) Tonian</text:span></text:p>
      <text:p text:style-name="P2"><text:span text:style-name="T1"><text:tab/>X) Cryogenian</text:span></text:p>
      <text:p text:style-name="P2"><text:span text:style-name="T1"><text:tab/>Y) Ediacaran</text:span></text:p>
      <text:p text:style-name="P2"><text:span text:style-name="T1"><text:tab/>Z) Cambrian</text:span></text:p>
      <text:p text:style-name="P2"><text:span text:style-name="T1">ANSWER: Y) EDIACARAN</text:span></text:p>
      <text:p text:style-name="P2"><text:span text:style-name="T1"/></text:p>
      <text:p text:style-name="P2">21) <text:span text:style-name="T1">Biology </text:span><text:span text:style-name="T2">Short Answer </text:span><text:span text:style-name="T1">By name or number, which of the following is or are NOT conditions set by the Hardy-Weinberg equilibrium?</text:span></text:p>
      <text:p text:style-name="P2"><text:span text:style-name="T1"><text:tab/>1: Genotype frequencies steady</text:span></text:p>
      <text:p text:style-name="P2"><text:span text:style-name="T1"><text:tab/>2: No gene flow</text:span></text:p>
      <text:p text:style-name="P2"><text:span text:style-name="T1"><text:tab/>3: No natural selection</text:span></text:p>
      <text:p text:style-name="P2"><text:span text:style-name="T1"><text:tab/>4: Mutations are present</text:span></text:p>
      <text:p text:style-name="P2"><text:span text:style-name="T1">ANSWER: '1 and 4'</text:span></text:p>
      <text:p text:style-name="P2"><text:span text:style-name="T1"/></text:p>
      <text:p text:style-name="P2">22) <text:span text:style-name="T1">Biology </text:span><text:span text:style-name="T2">Short Answer </text:span><text:span text:style-name="T1">Name the signaling molecule that moves from the infection site on a plant to elicit systemic acquired resistance, a long-lasting systemic response that primes the plant for resisting a broad spectrum of pathogens.</text:span></text:p>
      <text:p text:style-name="P2"><text:span text:style-name="T1">ANSWER: METHYLSALICILIC ACID</text:span></text:p>
      <text:p text:style-name="P2"><text:span text:style-name="T1"/></text:p>
      <text:p text:style-name="P2">23) <text:span text:style-name="T1">Biology </text:span><text:span text:style-name="T2">Multiple Choice </text:span><text:span text:style-name="T1">In what type of terrestrial biome would shrubs, small trees, deer, goats, and small mammals living in rainy winters and long, dry summers most likely occur?</text:span></text:p>
      <text:p text:style-name="P2"><text:span text:style-name="T1"><text:tab/>W) Savanna</text:span></text:p>
      <text:p text:style-name="P2"><text:span text:style-name="T1"><text:tab/>X) Chaparral</text:span></text:p>
      <text:p text:style-name="P2"><text:span text:style-name="T1"><text:tab/>Y) Temperate broadleaf forest</text:span></text:p>
      <text:p text:style-name="P2"><text:span text:style-name="T1"><text:tab/>Z) Temperate grassland</text:span></text:p>
      <text:p text:style-name="P2"><text:span text:style-name="T1">ANSWER: X) CHAPARRAL</text:span></text:p>
      <text:p text:style-name="P2"><text:span text:style-name="T1"/></text:p>
      <text:p text:style-name="P2">24) <text:span text:style-name="T1">Biology </text:span><text:span text:style-name="T2">Multiple Choice </text:span><text:span text:style-name="T1">Which of the following is the most likely type of plant given the fact that its sporophyte generation is dominant and its gametophyte generation is generally microscopic?</text:span></text:p>
      <text:p text:style-name="P2"><text:span text:style-name="T1"><text:tab/>W) Moss</text:span></text:p>
      <text:p text:style-name="P2"><text:span text:style-name="T1"><text:tab/>X) Fern</text:span></text:p>
      <text:p text:style-name="P2"><text:span text:style-name="T1"><text:tab/>Y) Liverwort</text:span></text:p>
      <text:p text:style-name="P2"><text:span text:style-name="T1"><text:tab/>Z) Pine</text:span></text:p>
      <text:p text:style-name="P2"><text:span text:style-name="T1">ANSWER: Z) PINE</text:span></text:p>
      <text:p text:style-name="P2"><text:span text:style-name="T1"/></text:p>
      <text:p text:style-name="P2">25) <text:span text:style-name="T1">Biology </text:span><text:span text:style-name="T2">Short Answer </text:span><text:span text:style-name="T1">Name the protective bony flap found in aquatic osteichthyans that covers and protects the gills.</text:span></text:p>
      <text:p text:style-name="P2"><text:span text:style-name="T1">ANSWER: OPERCULUM</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Matt Kempster</meta:initial-creator>
    <meta:creation-date>2012-10-24T15:54:17.34</meta:creation-date>
    <meta:generator>OpenOffice.org/3.1$Win32 OpenOffice.org_project/310m19$Build-9420</meta:generator>
    <meta:document-statistic meta:table-count="0" meta:image-count="0" meta:object-count="0" meta:page-count="4" meta:paragraph-count="112" meta:word-count="1215" meta:character-count="7708"/>
  </office:meta>
</office:document-meta>
</file>